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'Segoe UI', Arial, freesans, sans-serif"/>
    <style:font-face style:name="FreeSans3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, Arial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1" fo:font-size="12pt" officeooo:rsid="001adf03" officeooo:paragraph-rsid="001adf03" style:font-size-asian="12pt" style:font-size-complex="12pt"/>
    </style:style>
    <style:style style:name="P2" style:family="paragraph" style:parent-style-name="Standard" style:master-page-name="">
      <style:paragraph-properties fo:margin-top="0in" fo:margin-bottom="0in" style:contextual-spacing="false" fo:text-align="start" style:justify-single-word="false" style:page-number="auto"/>
      <style:text-properties style:font-name="Arial1" fo:font-size="8pt" officeooo:rsid="0080f724" officeooo:paragraph-rsid="0080f724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style:font-name="Helvetica Neue" fo:font-size="5pt" fo:font-weight="normal" officeooo:paragraph-rsid="0097b88d" style:font-size-asian="5pt" style:font-size-complex="5pt"/>
    </style:style>
    <style:style style:name="P4" style:family="paragraph" style:parent-style-name="Standard">
      <style:text-properties fo:font-size="7pt" officeooo:paragraph-rsid="00c13f0e" style:font-size-asian="7pt" style:font-size-complex="7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6pt" fo:font-weight="bold" officeooo:rsid="010f43de" officeooo:paragraph-rsid="00ffa790" style:font-size-asian="6pt" style:font-style-asian="normal" style:font-weight-asian="bold" style:font-size-complex="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2pt" fo:font-style="normal" fo:font-weight="bold" officeooo:rsid="011dc8e2" officeooo:paragraph-rsid="00ffa790" style:font-size-asian="1.75pt" style:font-style-asian="normal" style:font-weight-asian="bold" style:font-size-complex="2pt"/>
    </style:style>
    <style:style style:name="P7" style:family="paragraph" style:parent-style-name="Standard">
      <style:paragraph-properties fo:text-align="start" style:justify-single-word="false"/>
      <style:text-properties fo:font-size="6pt" fo:font-weight="bold" officeooo:paragraph-rsid="012c4301" style:font-size-asian="6pt" style:font-weight-asian="bold"/>
    </style:style>
    <style:style style:name="P8" style:family="paragraph" style:parent-style-name="Standard">
      <style:paragraph-properties fo:text-align="start" style:justify-single-word="false"/>
      <style:text-properties officeooo:paragraph-rsid="00ffa790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style:font-name="Arial1" fo:font-size="10pt" fo:font-weight="bold" style:font-size-asian="2pt" style:font-name-complex="Arial1" style:font-size-complex="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style:font-name="Arial1" fo:font-size="10pt" fo:font-weight="bold" style:font-name-asian="Arial1" style:font-size-asian="9pt" style:font-name-complex="Arial1" style:font-size-complex="5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0pt" fo:letter-spacing="normal" fo:font-style="normal" style:text-underline-style="none" fo:font-weight="bold" officeooo:rsid="0127d7a0" style:text-blinking="false" style:font-size-asian="10pt" style:font-style-asian="normal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0pt" fo:letter-spacing="normal" fo:font-style="normal" style:text-underline-style="none" fo:font-weight="bold" officeooo:rsid="012972f9" style:text-blinking="false" style:font-size-asian="10pt" style:font-style-asian="normal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1" fo:font-size="10pt" fo:letter-spacing="normal" fo:font-style="normal" style:text-underline-style="none" fo:font-weight="bold" officeooo:rsid="012e41e0" style:text-blinking="false" style:font-size-asian="10pt" style:font-style-asian="normal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1" fo:font-size="10pt" fo:letter-spacing="normal" fo:font-style="normal" style:text-underline-style="none" fo:font-weight="bold" officeooo:rsid="013344d6" style:text-blinking="false" style:font-size-asian="10pt" style:font-style-asian="normal" style:font-weight-asian="bold" style:font-weight-complex="bold"/>
    </style:style>
    <style:style style:name="T5" style:family="text">
      <style:text-properties fo:font-variant="normal" fo:text-transform="none" fo:color="#000000" loext:opacity="100%" style:font-name="Arial" fo:letter-spacing="normal" fo:font-style="normal" officeooo:rsid="011b03b2" style:font-style-asian="normal" style:font-size-complex="6pt" style:font-weight-complex="bold"/>
    </style:style>
    <style:style style:name="T6" style:family="text">
      <style:text-properties fo:font-variant="normal" fo:text-transform="none" fo:color="#000000" loext:opacity="100%" style:font-name="Arial" fo:font-size="4.5pt" fo:letter-spacing="normal" fo:font-style="normal" officeooo:rsid="011b03b2" style:font-size-asian="4.5pt" style:font-style-asian="normal" style:font-size-complex="4.5pt" style:font-weight-complex="bold"/>
    </style:style>
    <style:style style:name="T7" style:family="text">
      <style:text-properties fo:font-variant="normal" fo:text-transform="none" fo:color="#000000" loext:opacity="100%" style:font-name="Arial" fo:font-size="4.5pt" fo:letter-spacing="normal" fo:font-style="normal" officeooo:rsid="01350a38" style:font-size-asian="4.5pt" style:font-style-asian="normal" style:font-size-complex="4.5pt" style:font-weight-complex="bold"/>
    </style:style>
    <style:style style:name="T8" style:family="text">
      <style:text-properties fo:color="#000000" loext:opacity="100%" style:font-name="sans-serif" fo:font-size="6.5pt" fo:font-style="normal" fo:font-weight="bold" officeooo:rsid="00ac5ac9" style:font-size-asian="6.5pt" style:font-style-asian="normal" style:font-weight-asian="bold" style:font-size-complex="6.5pt"/>
    </style:style>
    <style:style style:name="T9" style:family="text">
      <style:text-properties fo:color="#000000" loext:opacity="100%" style:font-name="sans-serif" fo:font-size="6.5pt" fo:font-style="normal" fo:font-weight="bold" officeooo:rsid="00bc14f1" style:font-size-asian="6.5pt" style:font-style-asian="normal" style:font-weight-asian="bold" style:font-size-complex="6.5pt"/>
    </style:style>
    <style:style style:name="T10" style:family="text">
      <style:text-properties fo:color="#000000" loext:opacity="100%" style:font-name="sans-serif" fo:font-size="6.5pt" fo:font-style="normal" fo:font-weight="bold" officeooo:rsid="011b03b2" style:font-size-asian="6.5pt" style:font-style-asian="normal" style:font-weight-asian="bold" style:font-size-complex="6.5pt"/>
    </style:style>
    <style:style style:name="T11" style:family="text">
      <style:text-properties fo:color="#000000" loext:opacity="100%" style:font-name="sans-serif" fo:font-size="6.5pt" fo:font-style="normal" fo:font-weight="bold" officeooo:rsid="01320f1b" style:font-size-asian="6.5pt" style:font-style-asian="normal" style:font-weight-asian="bold" style:font-size-complex="6.5pt"/>
    </style:style>
    <style:style style:name="T12" style:family="text">
      <style:text-properties fo:color="#000000" loext:opacity="100%" style:font-name="Arial" fo:font-size="6.5pt" fo:font-weight="bold" style:font-size-asian="6.5pt" style:font-weight-asian="bold" style:font-size-complex="6.5pt"/>
    </style:style>
    <style:style style:name="T13" style:family="text">
      <style:text-properties fo:color="#000000" loext:opacity="100%" style:font-name="Arial" fo:font-size="6.5pt" fo:font-weight="bold" officeooo:rsid="0119de6b" style:font-size-asian="6.5pt" style:font-weight-asian="bold" style:font-size-complex="6.5pt"/>
    </style:style>
    <style:style style:name="T14" style:family="text">
      <style:text-properties fo:color="#000000" loext:opacity="100%" style:font-name="Arial" fo:font-size="6.5pt" fo:font-weight="bold" officeooo:rsid="012972f9" style:font-size-asian="6.5pt" style:font-weight-asian="bold" style:font-size-complex="6.5pt"/>
    </style:style>
    <style:style style:name="T15" style:family="text">
      <style:text-properties fo:color="#000000" loext:opacity="100%" style:font-name="Arial" fo:font-size="6.5pt" fo:font-weight="bold" officeooo:rsid="012e41e0" style:font-size-asian="6.5pt" style:font-weight-asian="bold" style:font-size-complex="6.5pt"/>
    </style:style>
    <style:style style:name="T16" style:family="text">
      <style:text-properties fo:color="#000000" loext:opacity="100%" style:font-name="Arial" fo:font-size="6.5pt" fo:font-weight="bold" officeooo:rsid="013344d6" style:font-size-asian="6.5pt" style:font-weight-asian="bold" style:font-size-complex="6.5pt"/>
    </style:style>
    <style:style style:name="T17" style:family="text">
      <style:text-properties fo:color="#000000" loext:opacity="100%" style:font-name="Arial" fo:font-size="10pt" fo:font-style="normal" fo:font-weight="bold" style:font-size-asian="10pt" style:font-style-asian="normal" style:font-weight-asian="bold"/>
    </style:style>
    <style:style style:name="T18" style:family="text">
      <style:text-properties fo:color="#000000" loext:opacity="100%" style:font-name="Arial" fo:font-size="10pt" fo:font-style="normal" fo:font-weight="bold" officeooo:rsid="011dc8e2" style:font-size-asian="10pt" style:font-style-asian="normal" style:font-weight-asian="bold"/>
    </style:style>
    <style:style style:name="T19" style:family="text">
      <style:text-properties fo:color="#000000" loext:opacity="100%" style:font-name="Arial" fo:font-size="10pt" fo:font-style="normal" fo:font-weight="bold" officeooo:rsid="012972f9" style:font-size-asian="10pt" style:font-style-asian="normal" style:font-weight-asian="bold"/>
    </style:style>
    <style:style style:name="T20" style:family="text">
      <style:text-properties fo:color="#000000" loext:opacity="100%" style:font-name="Arial" fo:font-size="10pt" fo:font-style="normal" fo:font-weight="bold" officeooo:rsid="012e41e0" style:font-size-asian="10pt" style:font-style-asian="normal" style:font-weight-asian="bold"/>
    </style:style>
    <style:style style:name="T21" style:family="text">
      <style:text-properties fo:color="#000000" loext:opacity="100%" style:font-name="Arial" fo:font-size="10pt" fo:font-style="normal" fo:font-weight="bold" officeooo:rsid="013344d6" style:font-size-asian="10pt" style:font-style-asian="normal" style:font-weight-asian="bold"/>
    </style:style>
    <style:style style:name="T22" style:family="text">
      <style:text-properties fo:color="#000000" loext:opacity="100%" style:font-name="Arial" style:font-size-complex="6pt" style:font-weight-complex="bold"/>
    </style:style>
    <style:style style:name="T23" style:family="text">
      <style:text-properties fo:color="#000000" loext:opacity="100%" style:font-name="Arial" officeooo:rsid="011dc8e2" style:font-size-complex="6pt" style:font-weight-complex="bold"/>
    </style:style>
    <style:style style:name="T24" style:family="text">
      <style:text-properties fo:color="#000000" loext:opacity="100%" style:font-name="Arial" officeooo:rsid="012e48b8" style:font-size-complex="6pt" style:font-weight-complex="bold"/>
    </style:style>
    <style:style style:name="T25" style:family="text">
      <style:text-properties fo:color="#000000" loext:opacity="100%" style:font-name="Arial" officeooo:rsid="013344d6" style:font-size-complex="6pt" style:font-weight-complex="bold"/>
    </style:style>
    <style:style style:name="T26" style:family="text">
      <style:text-properties fo:color="#000000" loext:opacity="100%" style:font-name="Arial" fo:font-size="5pt" fo:font-weight="bold" style:font-size-asian="5pt" style:font-weight-asian="bold" style:font-size-complex="5pt"/>
    </style:style>
    <style:style style:name="T27" style:family="text">
      <style:text-properties fo:color="#000000" loext:opacity="100%" style:font-name="Arial" fo:font-size="5pt" fo:font-weight="bold" officeooo:rsid="011dc8e2" style:font-size-asian="5pt" style:font-weight-asian="bold" style:font-size-complex="5pt"/>
    </style:style>
    <style:style style:name="T28" style:family="text">
      <style:text-properties fo:color="#000000" loext:opacity="100%" style:font-name="Arial" fo:font-size="5pt" fo:font-weight="bold" officeooo:rsid="012e48b8" style:font-size-asian="5pt" style:font-weight-asian="bold" style:font-size-complex="5pt"/>
    </style:style>
    <style:style style:name="T29" style:family="text">
      <style:text-properties fo:color="#000000" loext:opacity="100%" style:font-name="Arial" fo:font-size="5pt" fo:font-weight="bold" officeooo:rsid="013344d6" style:font-size-asian="5pt" style:font-weight-asian="bold" style:font-size-complex="5pt"/>
    </style:style>
    <style:style style:name="T30" style:family="text">
      <style:text-properties fo:color="#000000" loext:opacity="100%" style:font-name="Arial1" fo:font-size="10pt" fo:font-weight="bold" style:font-name-asian="Arial1" style:font-size-asian="9pt" style:font-weight-asian="bold" style:font-name-complex="Arial1" style:font-size-complex="10pt" style:font-weight-complex="bold"/>
    </style:style>
    <style:style style:name="T31" style:family="text">
      <style:text-properties fo:color="#000000" loext:opacity="100%" style:font-name="sans-serif" fo:font-size="6.5pt" fo:font-weight="bold" style:font-name-asian="Arial1" style:font-size-asian="9pt" style:font-weight-asian="bold" style:font-name-complex="sans-serif" style:font-size-complex="6.5pt" style:font-weight-complex="bold"/>
    </style:style>
    <style:style style:name="T32" style:family="text">
      <style:text-properties fo:color="#000000" loext:opacity="100%" style:font-name="Arial" fo:font-size="6.5pt" fo:font-weight="bold" style:font-name-asian="Arial1" style:font-size-asian="9pt" style:font-weight-asian="bold" style:font-name-complex="Arial" style:font-size-complex="6.5pt" style:font-weight-complex="bold"/>
    </style:style>
    <style:style style:name="T33" style:family="text">
      <style:text-properties fo:color="#000000" loext:opacity="100%" style:font-name="Arial" fo:font-size="5pt" fo:font-weight="bold" style:font-name-asian="Arial1" style:font-size-asian="9pt" style:font-weight-asian="bold" style:font-name-complex="Arial" style:font-size-complex="5pt" style:font-weight-complex="bold"/>
    </style:style>
    <style:style style:name="T34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" style:font-size-complex="10pt" style:font-weight-complex="bold"/>
    </style:style>
    <style:style style:name="T35" style:family="text">
      <style:text-properties fo:color="#000000" loext:opacity="100%" style:font-name="Arial" fo:font-size="4.5pt" fo:font-weight="bold" style:font-name-asian="Arial1" style:font-weight-asian="bold" style:font-name-complex="Arial" style:font-size-complex="4.5pt" style:font-weight-complex="bold"/>
    </style:style>
    <style:style style:name="T36" style:family="text">
      <style:text-properties fo:color="#000000" loext:opacity="100%" style:font-name="Arial" fo:font-size="6pt" fo:font-weight="bold" style:font-name-asian="Arial1" style:font-weight-asian="bold" style:font-name-complex="Arial" style:font-size-complex="6pt" style:font-weight-complex="bold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draw:stroke="none" svg:stroke-color="#000000" draw:fill="none" draw:fill-color="#ffffff" fo:min-height="0.505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frame draw:style-name="fr2" draw:name="Frame3" text:anchor-type="paragraph" svg:x="0.0555in" svg:y="0.0854in" svg:width="1.3138in" draw:z-index="1"><draw:text-box fo:min-height="0.4453in"><text:p text:style-name="P3"><text:span text:style-name="T1">ecHPHS</text:span><text:span text:style-name="T2">5</text:span><text:span text:style-name="T3">2</text:span><text:span text:style-name="T4">5</text:span></text:p><text:p text:style-name="P4"><text:span text:style-name="T8">NEB</text:span><text:span text:style-name="T11">10-beta</text:span><text:span text:style-name="T10"> </text:span><text:span text:style-name="T9">+</text:span><text:span text:style-name="T12"> pHPHS</text:span><text:span text:style-name="T14">5</text:span><text:span text:style-name="T15">2</text:span><text:span text:style-name="T16">5</text:span><text:span text:style-name="T13"> </text:span><text:span text:style-name="T26">202</text:span><text:span text:style-name="T27">2</text:span><text:span text:style-name="T26">-</text:span><text:span text:style-name="T27">0</text:span><text:span text:style-name="T28">2</text:span><text:span text:style-name="T26">-</text:span><text:span text:style-name="T28">0</text:span><text:span text:style-name="T29">3</text:span></text:p></draw:text-box></draw:frame><draw:frame draw:style-name="fr1" draw:name="Frame1" text:anchor-type="paragraph" svg:x="0.0555in" svg:y="0.5299in" svg:width="1.3102in" draw:z-index="0"><draw:text-box fo:min-height="0.4835in"><text:p text:style-name="P6"/><text:p text:style-name="P8"><text:span text:style-name="T18">p</text:span><text:span text:style-name="T17">HPHS</text:span><text:span text:style-name="T19">5</text:span><text:span text:style-name="T20">2</text:span><text:span text:style-name="T21">5</text:span></text:p><text:p text:style-name="P7"><text:span text:style-name="T6">pU6_sgRNA_v3_Brunello_collision_NotI_20x</text:span><text:span text:style-name="T7">WS</text:span><text:span text:style-name="T6">_R1_T7_AscI_20x</text:span><text:span text:style-name="T7">WS</text:span><text:span text:style-name="T6">_KanR <text:s/></text:span><text:span text:style-name="T5"><text:s text:c="27"/></text:span><text:span text:style-name="T23">20</text:span><text:span text:style-name="T22">2</text:span><text:span text:style-name="T23">2</text:span><text:span text:style-name="T22">-</text:span><text:span text:style-name="T23">0</text:span><text:span text:style-name="T24">2</text:span><text:span text:style-name="T22">-</text:span><text:span text:style-name="T24">0</text:span><text:span text:style-name="T25">3</text:span></text:p><text:p text:style-name="P5"/></draw:text-box></draw:frame><draw:frame text:anchor-type="paragraph" draw:z-index="2" draw:name="Shape1" draw:style-name="gr2" draw:text-style-name="P10" svg:width="1.3421in" svg:height="0.4504in" svg:x="0.061in" svg:y="1.5398in"><draw:text-box><text:p><text:span text:style-name="T34">pHPHS525</text:span></text:p><text:p><text:span text:style-name="T35">pU6_sgRNA_v3_Brunello_collision_NotI_20xWS_R1_T7_AscI_20xWS_KanR <text:s/></text:span><text:span text:style-name="T36"><text:s text:c="17"/>2022-02-03</text:span></text:p></draw:text-box></draw:frame><draw:frame text:anchor-type="paragraph" draw:z-index="3" draw:name="Shape2" draw:style-name="gr1" draw:text-style-name="P9" svg:width="1.3705in" svg:height="0.5059in" svg:x="0.061in" svg:y="2.0465in"><draw:text-box><text:p><text:span text:style-name="T30">ecHPHS525</text:span></text:p><text:p><text:span text:style-name="T31">NEB10-beta +</text:span><text:span text:style-name="T32"> pHPHS525 </text:span><text:span text:style-name="T33">2022-02-03</text:span></text:p></draw:text-box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'Segoe UI', Arial, freesans, sans-serif"/>
    <style:font-face style:name="FreeSans3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, Arial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in" fo:page-height="2.75in" style:num-format="1" style:print-orientation="portrait" fo:margin-top="0.0402in" fo:margin-bottom="0.1in" fo:margin-left="0.1in" fo:margin-right="0.1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9T10:54:42.843332834</meta:creation-date>
    <dc:title>1.5mltube-Sidelabel-Template</dc:title>
    <meta:editing-duration>PT15H41M14S</meta:editing-duration>
    <meta:editing-cycles>218</meta:editing-cycles>
    <meta:generator>LibreOffice/7.1.3.2$Linux_X86_64 LibreOffice_project/10$Build-2</meta:generator>
    <dc:date>2022-02-08T17:49:17.728163181</dc:date>
    <meta:document-statistic meta:table-count="0" meta:image-count="0" meta:object-count="0" meta:page-count="1" meta:paragraph-count="4" meta:word-count="8" meta:character-count="152" meta:non-whitespace-character-count="120"/>
    <meta:template xlink:type="simple" xlink:actuate="onRequest" xlink:title="1.5mltube-Sidelabel-Template" xlink:href="../../../../../data/git/protocols_tutorials/misc/.config/libreoffice/4/user/template/1.5mltube-Sidelabel-Template.ott" meta:date="2017-09-19T10:54:42.764146715"/>
  </office:meta>
</office:document-meta>
</file>